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10DA27272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9cm" svg:height="9.443cm" svg:x="-21cm" svg:y="11.557cm">
          <draw:image xlink:href="Pictures/10000000000003080000010DA27272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10-03T21:41:01</dc:date>
    <dc:creator>Prateek </dc:creator>
    <meta:document-statistic meta:object-count="1"/>
    <meta:generator>OpenOffice.org/3.2$Linux OpenOffice.org_project/320m19$Build-9505</meta:generator>
  </office:meta>
</office:document-meta>
</file>